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000000100825E0D50E56C5C3D.png" manifest:media-type="image/png"/>
  <manifest:file-entry manifest:full-path="Pictures/10000001000005800000010041619EB698814E8E.png" manifest:media-type="image/png"/>
  <manifest:file-entry manifest:full-path="Pictures/1000000100000584000000CC3A8A277A354EDD8D.png" manifest:media-type="image/png"/>
  <manifest:file-entry manifest:full-path="Pictures/1000000100000584000000CCEE38337A5EED334B.png" manifest:media-type="image/png"/>
  <manifest:file-entry manifest:full-path="Pictures/10000001000003B4000000D3FA8D1FC4CFB653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714cm" svg:width="17cm" svg:height="3.784cm" draw:z-index="0"><draw:image xlink:href="Pictures/10000001000003B4000000D3FA8D1FC4CFB6534A.png" xlink:type="simple" xlink:show="embed" xlink:actuate="onLoad" draw:mime-type="image/png"/></draw:frame><draw:frame draw:style-name="fr1" draw:name="Image2" text:anchor-type="char" svg:x="-0.106cm" svg:y="4.154cm" svg:width="17cm" svg:height="3.454cm" draw:z-index="1"><draw:image xlink:href="Pictures/1000000100000584000000CCEE38337A5EED334B.png" xlink:type="simple" xlink:show="embed" xlink:actuate="onLoad" draw:mime-type="image/png"/></draw:frame><draw:frame draw:style-name="fr1" draw:name="Image3" text:anchor-type="char" svg:x="-0.026cm" svg:y="8.837cm" svg:width="17cm" svg:height="3.348cm" draw:z-index="2"><draw:image xlink:href="Pictures/1000000100000584000000CC3A8A277A354EDD8D.png" xlink:type="simple" xlink:show="embed" xlink:actuate="onLoad" draw:mime-type="image/png"/></draw:frame><draw:frame draw:style-name="fr1" draw:name="Image4" text:anchor-type="char" svg:x="-0.132cm" svg:y="13.52cm" svg:width="17cm" svg:height="4.195cm" draw:z-index="3"><draw:image xlink:href="Pictures/10000001000005800000010041619EB698814E8E.png" xlink:type="simple" xlink:show="embed" xlink:actuate="onLoad" draw:mime-type="image/png"/></draw:frame><draw:frame draw:style-name="fr1" draw:name="Image5" text:anchor-type="char" svg:x="-0.159cm" svg:y="18.627cm" svg:width="17cm" svg:height="4.353cm" draw:z-index="4"><draw:image xlink:href="Pictures/100000010000058000000100825E0D50E56C5C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1:00:42.377194307</meta:creation-date>
    <dc:date>2024-04-09T21:05:10.723473425</dc:date>
    <meta:editing-duration>PT4M2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